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504cm"/>
    </style:style>
    <style:style style:name="co2" style:family="table-column">
      <style:table-column-properties fo:break-before="auto" style:column-width="8.5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7.842cm"/>
    </style:style>
    <style:style style:name="co10" style:family="table-column">
      <style:table-column-properties fo:break-before="auto" style:column-width="6.699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13.889cm"/>
    </style:style>
    <style:style style:name="co13" style:family="table-column">
      <style:table-column-properties fo:break-before="auto" style:column-width="5.445cm"/>
    </style:style>
    <style:style style:name="co14" style:family="table-column">
      <style:table-column-properties fo:break-before="auto" style:column-width="4.03cm"/>
    </style:style>
    <style:style style:name="co15" style:family="table-column">
      <style:table-column-properties fo:break-before="auto" style:column-width="4.438cm"/>
    </style:style>
    <style:style style:name="co16" style:family="table-column">
      <style:table-column-properties fo:break-before="auto" style:column-width="5.064cm"/>
    </style:style>
    <style:style style:name="co17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fffa6"/>
    </style:style>
    <style:style style:name="ce14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ffff6d"/>
    </style:style>
    <style:style style:name="ce18" style:family="table-cell" style:parent-style-name="Default">
      <style:table-cell-properties fo:background-color="#acb20c"/>
    </style:style>
    <style:style style:name="ce19" style:family="table-cell" style:parent-style-name="Default">
      <style:table-cell-properties fo:background-color="#e8a202"/>
    </style:style>
    <style:style style:name="ce20" style:family="table-cell" style:parent-style-name="Default">
      <style:table-cell-properties fo:background-color="#b4c7dc"/>
    </style:style>
    <style:style style:name="ce22" style:family="table-cell" style:parent-style-name="Default">
      <style:table-cell-properties fo:background-color="#eeeeee"/>
    </style:style>
    <style:style style:name="ce23" style:family="table-cell" style:parent-style-name="Default">
      <style:table-cell-properties fo:background-color="#bf819e"/>
    </style:style>
    <style:style style:name="ce24" style:family="table-cell" style:parent-style-name="Default">
      <style:table-cell-properties fo:background-color="#00a933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style:vertical-align="bottom"/>
    </style:style>
    <style:style style:name="ce25" style:family="table-cell" style:parent-style-name="Default">
      <style:text-properties fo:text-shadow="1pt 1pt"/>
    </style:style>
    <style:style style:name="T1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2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Abel–Jacobi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–Ruffini theorem</text:p>
          </table:table-cell>
          <table:table-cell table:style-name="ce15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Abel's curv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ian and tauberian theorems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hyankar–Mo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solute convergence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yclic models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it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iabatic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o's theorem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Ahiez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ra–Bazzi theorem</text:p>
          </table:table-cell>
          <table:table-cell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bert–Brauer–Hasse–Noether theorem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chian–Allen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erin–Brauer–Gorenstein theorem</text:p>
          </table:table-cell>
          <table:table-cell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rnate Interior Angle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itsur–Levitzki theorem</text:p>
          </table:table-cell>
          <table:table-cell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lytic Fredholm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erson's theorem</text:p>
          </table:table-cell>
          <table:table-cell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otti–Frankel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 bisector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keny–Artin–Chowla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e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éry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ollonius's theorem</text:p>
          </table:table-cell>
          <table:table-cell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ell–Humbert theorem</text:p>
          </table:table-cell>
          <table:table-cell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ea theorem (conformal mapping)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ithmetic Riemann–Roc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onszajn–Smith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ival theorem</text:p>
          </table:table-cell>
          <table:table-cell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ow's impossibility theorem</text:p>
          </table:table-cell>
          <table:table-cell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 gallery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 approximation theorem</text:p>
          </table:table-cell>
          <table:table-cell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Schreier theorem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Wedderburn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Zorn theorem</text:p>
          </table:table-cell>
          <table:table-cell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stein's theorem</text:p>
          </table:table-cell>
          <table:table-cell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zelà–Ascoli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Bott fixed-point theorem</text:p>
          </table:table-cell>
          <table:table-cell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Segal completion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Singer index theorem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kinson's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Aumann's agreement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nomous convergence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xiliary polynomial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–Grothendieck theorem</text:p>
          </table:table-cell>
          <table:table-cell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–Kochen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tec diamon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uška–Lax–Milgram theorem</text:p>
          </table:table-cell>
          <table:table-cell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ly–Borel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re category theorem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ian–Low theorem</text:p>
          </table:table-cell>
          <table:table-cell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insk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 fixed point theorem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Alaoglu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Mazur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Steinhau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Stone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g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pat–Beg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anya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an–Davenport–Halberstam theorem</text:p>
          </table:table-cell>
          <table:table-cell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ier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wise compactness theorem</text:p>
          </table:table-cell>
          <table:table-cell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s'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u's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uer–Fike theorem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es' theorem</text:p>
          </table:table-cell>
          <table:table-cell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tty's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uville–Laszlo theorem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's monadicity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's theorem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man–Quarles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er's theorem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nke–Stein theorem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's theorem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trami's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yi's theorem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dixson–Dulac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–Kazdan comparison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nstein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ry–Esséen theorem</text:p>
          </table:table-cell>
          <table:table-cell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ini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–Diquet–Puiseux theorem</text:p>
          </table:table-cell>
          <table:table-cell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's ballot theorem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's postulate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icovitch covering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T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i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urling–Lax theorem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ézout's theorem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g metrizat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g's recognition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omial inverse theorem</text:p>
          </table:table-cell>
          <table:table-cell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omial theorem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ch's theorem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–Grothendieck theorem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–Von Neumann theorem</text:p>
          </table:table-cell>
          <table:table-cell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's representation theorem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's theorem</text:p>
          </table:table-cell>
          <table:table-cell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theorem_(relativity)" xlink:type="simple">Birkhoff's theorem  (relativity)</text:a>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shop–Cannings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schke selection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h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ndel's theorem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m's speedup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ôch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goliubov–Parasyuk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hr–Mollerup theorem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hr–van Leeuwe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yai–Gerwien theorem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zano–Weierstrass theorem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zano's theorem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ieri–Friedlander–Iwaniec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ieri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areva–Shapley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y–Chvátal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y's theorem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net theorem</text:p>
          </table:table-cell>
          <table:table-cell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olean prime ideal theorem</text:p>
          </table:table-cell>
          <table:table-cell office:value-type="string" calcext:value-type="string">
            <text:p><text:span text:style-name="T1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 determinacy theorem</text:p>
          </table:table-cell>
          <table:table-cell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 fixed-point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Bott–Weil theorem</text:p>
          </table:table-cell>
          <table:table-cell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Carathéodor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Weil theorem</text:p>
          </table:table-cell>
          <table:table-cell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suk–Ulam theorem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t periodicity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convergence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inverse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rbaki–Witt theorem</text:p>
          </table:table-cell>
          <table:table-cell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hmagupta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nching theorem</text:p>
          </table:table-cell>
          <table:table-cell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Cartan–Hua theorem</text:p>
          </table:table-cell>
          <table:table-cell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Nesbitt theorem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iegel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uzuki theorem</text:p>
          </table:table-cell>
          <table:table-cell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uzuki–Wall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eorem on induced characters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ree main theorems</text:p>
          </table:table-cell>
          <table:table-cell office:value-type="string" calcext:value-type="string">
            <text:p><text:span text:style-name="T1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gman–Minc inequality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anchon's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tish flag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oks'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uwer fixed point theorem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der–Minty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n's representability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ck–Chowla–Rys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–Titchmarsh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n–Minkowski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ckingham π theorem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ke's theorem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nside'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emann's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terfly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eron–Marti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–Bernstein–Schroeder theorem</text:p>
          </table:table-cell>
          <table:table-cell office:value-type="string" calcext:value-type="string">
            <text:p><text:s/>(Set theory, cardinal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's intersection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's theorem</text:p>
          </table:table-cell>
          <table:table-cell office:value-type="string" calcext:value-type="string">
            <text:p><text:s/>(Set theory, Cantor's diagonal argumen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 theorem</text:p>
          </table:table-cell>
          <table:table-cell office:value-type="string" calcext:value-type="string">
            <text:p><text:s/>(theoretical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–Jacobi–Lie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existence theorem</text:p>
          </table:table-cell>
          <table:table-cell office:value-type="string" calcext:value-type="string">
            <text:p><text:s/>(ordinary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extensio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s/>(conformal mapp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s/>(convex hul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isti fixed point theorem</text:p>
          </table:table-cell>
          <table:table-cell office:value-type="string" calcext:value-type="string">
            <text:p><text:s/>(fixed poin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eson–Jacob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son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michael's theorem</text:p>
          </table:table-cell>
          <table:table-cell office:value-type="string" calcext:value-type="string">
            <text:p><text:s/>(Fibonacci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ot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ot's theorem</text:p>
          </table:table-cell>
          <table:table-cell office:value-type="string" calcext:value-type="string">
            <text:p><text:s/>(thermodyna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Dieudonné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Hadamard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Kähler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Kuranishi prolongation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's theorem</text:p>
          </table:table-cell>
          <table:table-cell office:value-type="string" calcext:value-type="string">
            <text:p><text:s/>(Li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's theorems A and B</text:p>
          </table:table-cell>
          <table:table-cell office:value-type="string" calcext:value-type="string">
            <text:p><text:s/>(several complex variab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ey'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nuovo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nuovo–de Franchi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gliano's first and second theorems</text:p>
          </table:table-cell>
          <table:table-cell office:value-type="string" calcext:value-type="string">
            <text:p><text:s/>(structur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 integral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–Hadamard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–Kowalevski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's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Bacharach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Hamilton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Salmon theorem</text:p>
          </table:table-cell>
          <table:table-cell office:value-type="string" calcext:value-type="string">
            <text:p><text:s/>(algebraic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'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ral limit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àro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va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sles's theore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botarev's density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g's eigenvalue comparison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n–Gauss–Bonnet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–Shephard–Todd theorem</text:p>
          </table:table-cell>
          <table:table-cell office:value-type="string" calcext:value-type="string">
            <text:p><text:s/>(finit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–Warning theorem</text:p>
          </table:table-cell>
          <table:table-cell office:value-type="string" calcext:value-type="string">
            <text:p><text:s/>(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's structure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nese remaind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i's theorem on completely positive maps</text:p>
          </table:table-cell>
          <table:table-cell office:value-type="string" calcext:value-type="string">
            <text:p><text:s/>(operato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msky–Schützenberger enumeration theorem</text:p>
          </table:table-cell>
          <table:table-cell office:value-type="string" calcext:value-type="string">
            <text:p><text:s/>(formal languag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msky–Schützenberger representation theorem</text:p>
          </table:table-cell>
          <table:table-cell office:value-type="string" calcext:value-type="string">
            <text:p><text:s/>(formal languag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quet–Bishop–de Leeuw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w's theorem </text:p>
          </table:table-cell>
          <table:table-cell office:value-type="string" calcext:value-type="string">
            <text:p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wla–Mordell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rch–Rosser theorem</text:p>
          </table:table-cell>
          <table:table-cell office:value-type="string" calcext:value-type="string">
            <text:p><text:s/>(lambda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iraut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peyron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rk–Ocone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ification of finite simple groups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usiu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fford's circle theorems</text:p>
          </table:table-cell>
          <table:table-cell office:value-type="string" calcext:value-type="string">
            <text:p><text:s/>(circ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fford's theorem on special divisors </text:p>
          </table:table-cell>
          <table:table-cell office:value-type="string" calcext:value-type="string">
            <text:p>(algebra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graph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range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uster decomposition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ase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hran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d's theorem</text:p>
          </table:table-cell>
          <table:table-cell office:value-type="string" calcext:value-type="string">
            <text:p><text:s/>(relational mode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en structure theorem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n's irreducibility criterion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eman–Mandula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andino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utation theorem</text:p>
          </table:table-cell>
          <table:table-cell office:value-type="string" calcext:value-type="string">
            <text:p><text:s/>(von Neumann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ression theorem</text:p>
          </table:table-cell>
          <table:table-cell office:value-type="string" calcext:value-type="string">
            <text:p><text:s/>(computational complexity theory) (structur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ley–Zehnder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ervativity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 chord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 rank theorem</text:p>
          </table:table-cell>
          <table:table-cell office:value-type="string" calcext:value-type="string">
            <text:p><text:s/>( multivariate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 mapping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volution theorem</text:p>
          </table:table-cell>
          <table:table-cell office:value-type="string" calcext:value-type="string">
            <text:p><text:s/>(Fourier trans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k's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ners theorem</text:p>
          </table:table-cell>
          <table:table-cell office:value-type="string" calcext:value-type="string">
            <text:p><text:s/>(arithmetic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ona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rcelle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x's theorem</text:p>
          </table:table-cell>
          <table:table-cell office:value-type="string" calcext:value-type="string">
            <text:p><text:s/>(probability found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CTC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's interpolation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–Wold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er's theorem</text:p>
          </table:table-cell>
          <table:table-cell office:value-type="string" calcext:value-type="string">
            <text:p><text:s/>(algebraic curves) (analyt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's theorem</text:p>
          </table:table-cell>
          <table:table-cell office:value-type="string" calcext:value-type="string">
            <text:p><text:s/>(large deviations) 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’s decomposition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tical line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oks fluctuatio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bar theorem</text:p>
          </table:table-cell>
          <table:table-cell office:value-type="string" calcext:value-type="string">
            <text:p><text:s/>(Euclidean 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stallographic restriction theorem</text:p>
          </table:table-cell>
          <table:table-cell office:value-type="string" calcext:value-type="string">
            <text:p><text:s/>(group theory, crystallograph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tis–Hedlund–Lyndon theorem</text:p>
          </table:table-cell>
          <table:table-cell office:value-type="string" calcext:value-type="string">
            <text:p><text:s/>(cellular automat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-elimination theorem</text:p>
          </table:table-cell>
          <table:table-cell office:value-type="string" calcext:value-type="string">
            <text:p><text:s/>(proof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enko theorem</text:p>
          </table:table-cell>
          <table:table-cell office:value-type="string" calcext:value-type="string">
            <text:p><text:s/>(neural network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ndelin's theorem</text:p>
          </table:table-cell>
          <table:table-cell office:value-type="string" calcext:value-type="string">
            <text:p><text:s/>(solid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skin's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boux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boux's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enport–Schmidt theorem</text:p>
          </table:table-cell>
          <table:table-cell office:value-type="string" calcext:value-type="string">
            <text:p><text:s/>(number theory, Diophantine approxim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wson–Gärtner theorem</text:p>
          </table:table-cell>
          <table:table-cell office:value-type="string" calcext:value-type="string">
            <text:p><text:s/>(asymptot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anges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's theorem</text:p>
          </table:table-cell>
          <table:table-cell office:value-type="string" calcext:value-type="string">
            <text:p><text:s/>(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–Erdős theorem</text:p>
          </table:table-cell>
          <table:table-cell office:value-type="string" calcext:value-type="string">
            <text:p><text:s/>(incidenc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–Erdő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Finetti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Franchis theorem</text:p>
          </table:table-cell>
          <table:table-cell office:value-type="string" calcext:value-type="string">
            <text:p><text:s/>(Riemann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Gua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Moivre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Rham's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duction theorem</text:p>
          </table:table-cell>
          <table:table-cell office:value-type="string" calcext:value-type="string">
            <text:p><text:s/>(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joy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joy–Carleman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argues's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artes's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artes's theorem on total angular defect</text:p>
          </table:table-cell>
          <table:table-cell office:value-type="string" calcext:value-type="string">
            <text:p><text:s/>(polyhed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ler–Dress theorem</text:p>
          </table:table-cell>
          <table:table-cell office:value-type="string" calcext:value-type="string">
            <text:p><text:s/>(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worth's theorem</text:p>
          </table:table-cell>
          <table:table-cell office:value-type="string" calcext:value-type="string">
            <text:p><text:s/>(combinatorics, 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ostratus' theorem</text:p>
          </table:table-cell>
          <table:table-cell office:value-type="string" calcext:value-type="string">
            <text:p><text:s/>(geometry,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ension theorem for vector spaces</text:p>
          </table:table-cell>
          <table:table-cell office:value-type="string" calcext:value-type="string">
            <text:p><text:s/>(vector spaces, 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i's theorem</text:p>
          </table:table-cell>
          <table:table-cell office:value-type="string" calcext:value-type="string">
            <text:p><text:s/>(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ac's theorems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approximation theorem</text:p>
          </table:table-cell>
          <table:table-cell office:value-type="string" calcext:value-type="string">
            <text:p><text:s/>(Diophantine approxim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theorem on arithmetic progressions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unit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integratio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ergence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inated convergence theorem</text:p>
          </table:table-cell>
          <table:table-cell office:value-type="string" calcext:value-type="string">
            <text:p><text:s/>(Lebesgue integr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aldson's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sker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 decomposit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's martingale convergence theorems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–Meyer decomposit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dley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ggan–Schwartz theorem</text:p>
          </table:table-cell>
          <table:table-cell office:value-type="string" calcext:value-type="string">
            <text:p><text:s/>(vot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ford–Petti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ford–Schwartz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arnshaw's theorem</text:p>
          </table:table-cell>
          <table:table-cell office:value-type="string" calcext:value-type="string">
            <text:p><text:s/>(electrost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on's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erlein–Šmulian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-of-the-wedge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worth's limit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orov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hresmann's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enberg–Zilber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itzur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elope theorem</text:p>
          </table:table-cell>
          <table:table-cell office:value-type="string" calcext:value-type="string">
            <text:p><text:s/>(calculus of var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al incircle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distribution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partition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Anning theorem</text:p>
          </table:table-cell>
          <table:table-cell office:value-type="string" calcext:value-type="string">
            <text:p><text:s/>(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Dushnik–Miller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Gallai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Ginzburg–Ziv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Kac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Ko–Rado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Nagy theorem</text:p>
          </table:table-cell>
          <table:table-cell office:value-type="string" calcext:value-type="string">
            <text:p><text:s/>(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Pósa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Rado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Stone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lid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lid–Eul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quadrilateral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polyhedron theorem</text:p>
          </table:table-cell>
          <table:table-cell office:value-type="string" calcext:value-type="string">
            <text:p><text:s/>(polyhed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rotation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 in geometry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 on homogeneous functions</text:p>
          </table:table-cell>
          <table:table-cell office:value-type="string" calcext:value-type="string">
            <text:p><text:s/>(multivariate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hange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ision theorem</text:p>
          </table:table-cell>
          <table:table-cell office:value-type="string" calcext:value-type="string">
            <text:p><text:s/>(homolog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angle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eme value theorem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. and M. Riesz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WL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tings's theorem</text:p>
          </table:table-cell>
          <table:table-cell office:value-type="string" calcext:value-type="string">
            <text:p><text:s/>(diophanti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rell–Markushevich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áry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áry–Milnor theorem</text:p>
          </table:table-cell>
          <table:table-cell office:value-type="string" calcext:value-type="string">
            <text:p><text:s/>(kno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ou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ou–Lebesgue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ustman–Ohlin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it–Thompson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chel's duality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chel'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Last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little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theorem on sums of two squares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theorem</text:p>
          </table:table-cell>
          <table:table-cell office:value-type="string" calcext:value-type="string">
            <text:p><text:s/>(stationary points) 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 polygonal numb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nique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rero–Washington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eller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 value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sler–Hadwiger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er separation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er–Tippett–Gnedenko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ting'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 circles theorem</text:p>
          </table:table-cell>
          <table:table-cell office:value-type="string" calcext:value-type="string">
            <text:p><text:s/>(circ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 color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ed-point theorems in infinite-dimensional spa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quet's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on dissipatio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on theorem</text:p>
          </table:table-cell>
          <table:table-cell office:value-type="string" calcext:value-type="string">
            <text:p><text:s/>(statistical mecha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d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al subgroup theorem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ster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 color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-vertex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ier inversion theorem</text:p>
          </table:table-cell>
          <table:table-cell office:value-type="string" calcext:value-type="string">
            <text:p><text:s/>(harmon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ier theorem</text:p>
          </table:table-cell>
          <table:table-cell office:value-type="string" calcext:value-type="string">
            <text:p><text:s/>(harmon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nel–Landau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ňková–Helly selection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dholm's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dlin–Wentzell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man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udenthal suspension theorem</text:p>
          </table:table-cell>
          <table:table-cell office:value-type="string" calcext:value-type="string">
            <text:p><text:s/>(homotop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yd's adjoint functor theorem</text:p>
          </table:table-cell>
          <table:table-cell office:value-type="string" calcext:value-type="string">
            <text:p><text:s/>(categor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determinant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reciprocity theorem</text:p>
          </table:table-cell>
          <table:table-cell office:value-type="string" calcext:value-type="string">
            <text:p><text:s/>(group represent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theorem</text:p>
          </table:table-cell>
          <table:table-cell office:value-type="string" calcext:value-type="string">
            <text:p><text:s/>(fol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theorem</text:p>
          </table:table-cell>
          <table:table-cell office:value-type="string" calcext:value-type="string">
            <text:p><text:s/>(abstract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da's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ucht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bini's theorem</text:p>
          </table:table-cell>
          <table:table-cell office:value-type="string" calcext:value-type="string">
            <text:p><text:s/>(integr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bini's theorem on differentiation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chs's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glede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l employment theorem</text:p>
          </table:table-cell>
          <table:table-cell office:value-type="string" calcext:value-type="string">
            <text:p><text:s/>(theoretical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ton–Hansen connectednes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lgebra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rbitrage-free pricing</text:p>
          </table:table-cell>
          <table:table-cell office:value-type="string" calcext:value-type="string">
            <text:p><text:s/>(financial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rithmetic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calculus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n homomorphisms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s of welfare economics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alvin's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uss theorem (vector calculu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uss's Theorema Egregiu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uss–Bonnet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uss–Luca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uss–Markov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uss–Wantzel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lfand–Mazur theorem (Banach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lfand–Naimark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lfond–Schneider theorem (transcendental 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ometric mean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rshgorin circle theorem (matrix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bbard–Satterthwaite theorem (voting method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rsanov's theorem (stochastic process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aisher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eason's theorem (Hilbert spa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ivenko's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ivenko's theorem (probabilit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ivenko–Cantelli theorem (probabilit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ddard–Thorn theorem (vertex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ödel's completeness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ödel's incompleteness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dunov's theorem (numer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ing-up and going-down theorems (commutative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ldberg–Sach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ldie's theorem (ring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ldstine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ldstone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lod–Shafarevich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mory's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odstein's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rdon–Newell theorem (queueing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tesman–Knill theorem (quantum computatio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dient theorem (vector calculu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 structure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uert–Riemenschneider vanishing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at orthogonality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en–Tao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en's theorem (vector calculu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nberg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mov's compactness theorem (Riemanni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mov's compactness theorem (Symplect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mov's theorem on groups of polynomial growth (geometric 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mov–Ruh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ss–Zagier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thendieck–Hirzebruch–Riemann–Roch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thendieck's connectedness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 <text:s text:c="3"/>Grötzsch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unsky'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unwald–Wang theorem (algebraic 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ushko theorem (group theo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-cobordism theorem (differenti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-theorem (thermodyna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ag's theorem (quantum field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ag–Łopuszański–Sohniu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boush's theorem (algebraic groups, representation theory, invariant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damard three-circle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damard three-line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dwiger's theorem (geometry, 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hn decomposition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hn embedding theorem (ordered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iry ball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hn–Banach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hn–Kolmogorov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hn–Mazurkiewicz theorem (continuum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jnal–Szemerédi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es–Jewett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l's marriage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pern–Läuchli theorem (Ramse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m sandwich theorem (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mmersley–Clifford theorem (probabilit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dy'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dy–Littlewood maximal theorem (re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dy–Littlewood tauberian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dy–Ramanujan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ish–Chandra theorem (represent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ish–Chandra's regularity theorem (represent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nack's curve theorem (real 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nack'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tman–Grobman theorem (dynamical syste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togs–Rosenthal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togs'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togs's extension theorem (several complex variabl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sse norm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sse's theorem on elliptic curves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sse–Arf theorem (local class field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sse–Minkowski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ckscher–Ohlin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ine–Borel theorem (re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 <text:s text:c="3"/>Heine–Cantor theorem (metr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llinger–Toeplitz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llmann–Feynman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lly–Bray theorem (prob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lly's selection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lly's theorem (convex se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lmholtz theorem (classical mechanics)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lmholtz's theorems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brand's theorem (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brand–Ribet theorem (cyclotomic field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man's embedding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lbert's basis theorem (commutative algebra,invariant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lbert's Nullstellensatz (theorem of zeroes) (commutative algebra, 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lbert–Schmidt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lbert–Speiser theorem (cyclotomic field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lbert–Waring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lbert's irreducibility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lbert's syzygy theorem (commutative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lbert's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lbert's theorem 90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lbert projection theorem (conv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lle–Yosida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ndman's theorem (Ramse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nge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ronaka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rzebruch signature theorem (topology, 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rzebruch–Riemann–Roch theorem (complex manifold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jelmslev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bby–Rice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dge index theorem (algebraic surfac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enberg–Kohn theorems ("Density Functional Theory"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ölder's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lditch's theorem (plan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lland's schema theorem (genetic algorithm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lmström's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pf–Rinow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rewicz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rwitz's automorphisms theorem (algebraic curv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rwitz'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rwitz's theorem (normed division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rwitz's theorem (number theo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dentity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 <text:s text:c="3"/>Identity theorem for Riemann surfaces (Riemann surfac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merman–Szelepcsényi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licit function theorem (vector calculu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rement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inite monkey theorem (probabilit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gral root theorem (algebra, polynomial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tial value theorem (integral transform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gral representation theorem for classical Wiener space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mediate value theorem (calculu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cept theorem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secting chords theorem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secting secants theorem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section theorem (projectiv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erse eigenvalues theorem (Linear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erse function theorem (vector calculu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nescu-Tulcea theorem (prob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omorphism extension theorem (abstract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omorphism theorem (abstract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operimetric theorem (curves, calculus of variations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ackson's theorem (queueing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cobi's four-square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cobson density theorem (ring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cobson–Bourbaki theorem (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cobson–Morozov theorem (Lie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panese theorem for concyclic polygons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panese theorem for concyclic quadrilaterals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 ellipsoid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rdan curve theorem (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rdan–Hölder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rdan–Schönflies theorem (geometr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rdan–Schur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rdan's theorem (multiply transitive groups)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ubert's theorem (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g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rkat–Richert theorem (analytic number theo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Kachurovskii's theorem (conv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namori–McAloon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ntorovich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plansky density theorem (von Neumann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plansky's theorem on quadratic forms (quadratic for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hunen–Loève theorem (stochastic process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p–Lipton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tz–Lang finitenes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wamata–Viehweg vanishing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wasaki's theorem (paper folding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lvin's circulation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mpf–Ness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haritonov's theorem (control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hinchin's theorem (probabilit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ing–Hopf theorem (Riemanni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rby–Paris theorem (proof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rchhoff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rszbraun theorem (Lipschitz continuit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eene fixed-point theorem (ord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eene's recursion theorem (recurs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aster–Tarski theorem (ord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eser's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eser's theorem (differential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chen–Specker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daira embedding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daira vanishing theorem (complex manifold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ebe 1/4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lmogorov extension theorem (stochastic process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lmogorov's three-series theorem (mathematical seri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lmogorov–Arnold representation theorem (real analysis, approxim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lmogorov–Arnold–Moser theorem (dynamical syste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őnig's theorem (graph theory) (bipartite graph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önig's theorem (kinetics)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önig's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önig's theorem (set theory) (cardinal numbe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övari–Sós–Turán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aft–McMillan theorem (coding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amer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ein–Milman theorem (mathematical analysis, discret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ener's theorem (control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onecker's theorem (diophantine approximatio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onecker–Weber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ull's principal ideal theorem (commutative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ull–Schmidt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uskal's tree theorem (ord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uskal–Katona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ylov–Bogolyubov theorem (dynamical syste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hn's theorem (gam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iper's theorem (operator theory,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ünneth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 <text:s text:c="3"/>Kurosh subgroup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tta–Joukowski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ōmura's theorem (measure theo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-balance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dner's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fforgue's theorem (algebraic 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grange's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grange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grange's four-square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grange inversion theorem (mathematical analysis, 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grange reversion theorem (mathematical analysis, 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mbek–Moser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mi's theorem (sta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ndau prime ideal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ker–Noether theorem (commutative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tice theorem (abstract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urent expansion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uricella'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x–Milgram theorem (partial differential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x–Richtmyer theorem (numer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x–Wendroff theorem (numer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besgue covering dimension (dimens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besgue's decomposition theorem (dimens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besgue's density theorem (dimens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e Hwa Chung theorem (symplect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besgue differentiation theorem (re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 Cam's theorem (prob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e–Yang theorem (statistical mechan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fschetz fixed-point theorem (fixed points, 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fschetz–Hopf theorem (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fschetz hyperplane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fschetz theorem on (1,1)-classes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hmann–Scheffé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ray's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ray–Hirsch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rner symmetry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ter's theorem (Euclidean plan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i's theorem (Li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itzky's theorem (ring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évy continuity theorem (probabilit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évy's modulus of continuity theorem (probabilit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ckorish twist theorem (geometr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 <text:s text:c="3"/>Lickorish–Wallace theorem (3-manifold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e's theorem (Lie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e's third theorem (Lie group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e–Palais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demann–Weierstrass theorem (transcendental 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e–Kolchin theorem (algebraic groups, represent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énard's theorem (dynamical syste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delöf'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dström's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ar congruence theorem (number theory, modular arithmet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ar speedup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nik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ons–Lax–Milgram theorem (partial differential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ouville's theorem (complex analysis) (entire func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ouville's theorem (conformal mappings) (conformal mapping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ouville's theorem (Hamiltonian) (Hamiltonian mechan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öb's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hs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oman–Menchoff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Łoś' theorem (model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öwenheim–Skolem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cas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kacs's proportion-sum independence theorem (probabilit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mer–Phillips theorem (semi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zin's theorem (re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yapunov–Malkin theorem (st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yapunov's central limit theorem (probability theo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. Riesz extension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Mahon Master theorem (enumerative 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hler's compactness theorem (geometry of numbe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hler's theorem (p-adic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er's theorem (analytic 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grange preparation theorem (singular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grange–Ehrenpreis theorem (differential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in–Drinfeld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n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cinkiewicz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den's theorem (polynomial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ur's control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lyan'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ginal value theorem (bi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us−Yamabe theorem (2D st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tingale representation theorem (prob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on–Stothers theorem (polynomial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ter theorem (analysis of algorithms) (recurrence relations, asymptotic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chke's theorem (group represent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iyasevich's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 flow min cut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 Noether's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al ergodic theorem (ergodic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power theorem (electrical circui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well's theorem (prob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's theorem (gam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ur–Ulam theorem (normed spac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ur's torsion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n value theorem (calculu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surable Riemann mapping theorem (conformal mapping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lin inversion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nelaus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nger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cer'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min–Wagner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tens's theorems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ization theorems (topological spac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usnier's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dy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hăilescu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liken–Taylor theorem (Ramse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liken's tree theorem (Ramse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man–Pettis theorem (Banach spa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-max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max theorem (gam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kowski's theorem (geometry of numbe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kowski's second theorem (geometry of numbe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kowski–Hlawka theorem (geometry of numbe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los'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quel's theorem (circl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rsky–Newman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tchell's embedding theorem (categor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ttag-Leffler'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igliani–Miller theorem (financ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ularity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hr–Mascheroni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ge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dromy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e class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e convergence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 <text:s text:c="3"/>Montel'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ore–Aronszajn theorem (Hilbert spa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dell–Weil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au's theorem (conv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ra'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ley's categoricity theorem (model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ley's trisector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ton's theorem (gam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stow rigidity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untain pass theorem (calculus of vari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ving equilibrium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inomial theorem (algebra, 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iplication theorem (special func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iplicity-one theorem (group represent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mford vanishing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tual fund separation theorem (financial mathema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üntz–Szász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cielski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ers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hill–Nerode theorem (formal languages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achbin's theorem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gata's compactification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gata–Smirnov metrization theorem(gener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gell–Lutz theorem (elliptic curv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poleon's theorem (triangl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sh embedding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sh–Moser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lander–Niremberg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ton's theorem about ovals (curv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ton's theorem (quadrilateral)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comachus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elsen fixed-point theorem (fixed poin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elsen realization problem (geometr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elsen–Schreier theorem (fre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ven's theorem (mathema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cloning theorem (quantum computatio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free lunch theorem (philosophy of mathema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hair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wandering domain theorem (ergodic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-broadcast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-communication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ether's theorem (Lie groups, calculus of variations, differential invariants, 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 <text:s text:c="3"/>Noether's second theorem (calculus of variations, 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ether's theorem on rationality for surfaces (algebraic surfac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ddard–Thorn theorem (vertex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-trade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n-squeezing theorem (symplect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ton's theorem (electrical network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vikov's compact leaf theorem (foli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yquist–Shannon sampling theorem (information theo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dd number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 mapping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 mapping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tical equivalence theorem (quantum optics) (quantum 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tional stopping theorem (prob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bit theorem (Nagano–Sussmann) (control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bit-stabilizer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e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licz–Petti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nstein theorem (ergodic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eledec theorem (ergodic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terwalder–Schrader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trowski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trowski–Hadamard gap theorem (complex analysis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CP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ey's theorem (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ey–Wiener theorem (Fourier transfor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ndya theorem (nuclear 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pus's area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pus's centroid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pus's hexagon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is–Harrington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ovicenko's theorem (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axi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seval's theorem (Fourier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hasarathy's theorem (gam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cal's theorem (con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ch's theorem (ord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ano existence theorem (ordinary differential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etre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ixoto's theorem (dynamical syste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rose–Hawking singularity theorems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 <text:s text:c="3"/>Pentagonal number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fect graph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li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pendicular axi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ron–Frobenius theorem (matrix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er–Weyl theorem (represent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ragmén–Lindelöf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ard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ard–Lindelöf theorem (ordinary differential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ands–Balkema–de Haan theorem (extreme valu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tman–Koopman–Darmois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tot theorem (plan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zza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vot theorem (circl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ar separator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cherel theorem (Fourier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cherel theorem for spherical functions (represent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caré–Bendixson theorem (dynamical syste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caré–Birkhoff–Witt theorem (universal enveloping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caré–Hopf theorem (differenti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caré duality theorem (algebraic topology of manifold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caré recurrence theorem (dynamical syste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 limit theorem (probabilit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ólya enumeration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mpeiu's theorem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celet's closure theorem (con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celet–Steiner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tive energy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's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ynting'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image theorem (differenti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ce'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me number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mitive element theorem (field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ncipal axis theorem (linear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ncipal ideal theorem (algebraic 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khorov's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per base change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h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eudorandom generator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olemy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ythagorean theorem (geomet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 <text:s text:c="3"/>Quillen–Suslin theorem (abstract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dratic reciprocity theor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ntum threshold theorem (computer science) (theoretical computer scien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otient of subspace theorem (functional analysis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ademacher's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o's theorem (harmonic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on's theorem (convex se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on–Nikodym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ikov's theorem (probabilit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anujam vanishing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anujan–Skolem's theorem (diophantine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sey's theorem (graph theory, 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k–nullity theorem (linear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o–Blackwell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shevsky–Chow theorem (control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nal root theorem (algebra, polynomial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nality theorem (poli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er's theorems (ergodic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uch comparison theorem (Riemanni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édei's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eb sphere theorem (foli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eh–Schlieder theorem (local quantum field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lection theorem (algebraic 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ev's theorem (ring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idemeister–Singer Theorem (geometr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ider's theorem (algebraic surfac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mert–Stein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uschle's theorem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versed compound agent theorem (probabilit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ynolds transport theorem (fluid dyna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bet's theorem (elliptic curv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e's theorem (recursion theory, computer scien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e–Shapiro theorem (computer scien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hardson's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 mapping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 series theorem (mathematical seri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's existence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's theorem on removable singularities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–Roch theorem (Riemann surfaces, algebraic curv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–Roch theorem for smooth manifolds (differenti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–Roch theorem for surfaces (algebraic surfac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 <text:s text:c="3"/>Riemann singularity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sz representation theorem (functional analysis, Hilbert spa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sz–Fischer theorem (re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sz–Thorin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ngel–Young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bin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ertson–Seymour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in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inson's joint consistency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khlin's theorem (geometr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lle's theorem (calculu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sser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ché'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ché–Capelli theorem (Linear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th's theorem (triangl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th–Hurwitz theorem (polynomial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ge'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ybczynski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yll–Nardzewski fixed point theorem (functional analysis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–cobordism theorem (differenti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ccheri–Legendre theorem (absolut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hlqvist correspondence theorem (mod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int-Venant'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rd's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rkovskii's theorem (dynamical syste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vitch's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zonov'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aefer's dichotomy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auder fixed point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ilder's theorem (stochastic process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nyder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reier refinement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röder–Bernstein theorems for operator algebras (operator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roeder–Bernstein theorem for measurable spaces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ur's lemma (represent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ur's theorem (Ramse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ur–Zassenhaus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wartz kernel theorem (generalized func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wartz–Zippel theorem (polynomial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warz–Ahlfors–Pick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wenk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ott core theorem (3-manifold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ifert–van Kampen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parating axis theorem (convex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non–Hartley theorem (inform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non's expansion theorem (Boolean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non's source coding theorem (inform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ll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rshov–Cohn theorem (Jordan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rshov–Witt theorem (Lie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non's theorem (inform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ft theorem (differential operato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egel–Walfisz theorem (analytic 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verman–Toeplitz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plicial approximation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khorn's theorem (matrix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on's minimax theorem (gam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pser–Lautemann theorem (probabilistic complexity theory) (structur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u's semicontinuity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x circles theorem (circl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x exponentials theorem (transcendental 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lar's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oda–El Mir theorem (complex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olem–Mahler–Lech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olem–Noether theorem (simple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orokhod's embedding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orokhod's representation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Śleszyński–Pringsheim theorem (continued fractio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utsky's theorem (prob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n theorem (recursion theory, computer scien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bolev embedding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khatsky–Weierstras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nenschein–Mantel–Debreu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phie Germain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l theorem (Riemanni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ndness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 hierarchy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ht's theorem (matrix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tral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edup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rner's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here theorem (Riemanni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in–statistic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ague–Grundy theorem (combinatorial gam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queeze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hl's theorem (matri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llings theorem about ends of groups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llings–Zeeman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nley's reciprocity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 of David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k–Heegner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in–Strömberg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iner–Lehmus theorem (triangl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inhaus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initz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wart's theorem (plan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inespring factorization theorem (operato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irling's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kes's theorem (vector calculus, differenti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lper–Samuelson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lz–Cesàro theorem (calculu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's representation theorem for Boolean algebras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's theorem on one-parameter unitary groups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–Tukey theorem (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–von Neumann theorem (functional analysis, representation theory of the Heisenber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up, quantum mechan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–Weierstras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assmann's theorem (field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ong perfect graph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ucture theorem for finitely generated modules over a principal ideal domain (abstr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ucture theorem for Gaussian measures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uctured program theorem (computer scien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rm's theorem (theory of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rm–Picone comparison theorem (differential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space theorem (Diophantine approximatio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porting hyperplane theorem (convex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an's theorem (modul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ow theorems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vester's determinant theorem (determinan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vester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vester pentahedral theorem (invariant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vester's law of inertia (quadratic for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vester–Gallai theorem (plan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mmetric hypergraph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mphonic theorem (triangl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nge's theorem (Riemanni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.-Nagy's dilation theorem (operato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egő limit theorems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emerédi's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emerédi–Trotter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pilrajn extension theorem (axiom of choice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akagi existence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kens's theorem (dynamical syste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meness theorem (3-manifold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ngent-secant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rski's indefinability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ylor's theorem (calculu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ylor–Proudman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nenbaum's theorem (model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abit ibn Qurra's theorem (amicable numbe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ales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duality theorem (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ébault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em of de Moivre–Laplace (prob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em of the cube (algebraic varieti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em of the gnomon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em of three moments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em on friends and strangers (Ramse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évenin's theorem (electrical circui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mpson transitivity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mpson uniqueness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msen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e's theorem (Diophantine equatio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e–Siegel–Roth theorem (diophantine approximatio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etze extension theorem (gener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jdeman's theorem (diophantine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khonov fixed point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hierarchy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chmarsh theorem (integral transform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chmarsh convolution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s alternative (geometric 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da's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mita's theorem (operator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nelli'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kis's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onogov's theorem (Riemanni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elli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chotomy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ombi–Varadarajan theorem (Lie group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dinger'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en's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nnell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tte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án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 <text:s text:c="3"/>Turán–Kubiliu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chonoff's theorem (general topolog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gly duckling theorem (computer scien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formization theorem (complex analysis, 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versal approximation theorem (neural network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versal coefficient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mixedness theorem (algebraic geomet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aliant–Vazirani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 Aubel's theorem (quadrilateral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 der Waerden's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 Schooten's theorem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 Vleck's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tieghem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gnon's theorem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eta's formulas (quadra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etoris–Begle mapping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nogradov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rial theorem (classical mechan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ali convergence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ali covering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ali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ali–Hahn–Saks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viani's theorem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 Neumann bicommutant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 Neumann's theorem (operato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 Staudt–Clausen theorem (number theo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agner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ldhausen's theorem (geometr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lter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er's theorem (algebraic curv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dderburn's little theorem (ring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dderburn's theorem (abstract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erstrass–Casorati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erstrass factorization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erstrass preparation theorem (several complex variables, commutative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nberg–Witten theorem (quantum field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ll-ordering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 <text:s text:c="3"/>Whitehead theorem (homotop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tney embedding theorem (differential manifold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tney extension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tney immersion theorem (differenti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tney–Graustein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ck'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ener's tauberian theorem (re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ener–Ikehara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gner–Eckart theorem (Clebsch–Gordan coefficien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lkie's theorem (model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lson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t's theorem (quadratic for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ld's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lstenholme's theorem (number theo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Z*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J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ahorski theorem (re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ariski's main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ckendorf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ilberger–Bressoud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sigmondy's theorem (number theory)</text:p>
          </table:table-cell>
          <table:table-cell table:number-columns-repeated="4"/>
        </table:table-row>
      </table:table>
      <table:table table:name="Algorithm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<text:a xlink:href="https://en.wikipedia.org/wiki/Karatsuba_algorithm" xlink:type="simple">Karatsuba Multiplication</text:a></text:p>
          </table:table-cell>
          <table:table-cell table:style-name="ce1" office:value-type="string" calcext:value-type="string">
            <text:p>Number Theo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en.wikipedia.org/wiki/Anatoly_Karatsuba" xlink:type="simple">Anatoly Karatsuba</text:a></text:p>
          </table:table-cell>
        </table:table-row>
      </table:table>
      <table:table table:name="Sources" table:style-name="ta1">
        <table:table-column table:style-name="co9" table:default-cell-style-name="ce6"/>
        <table:table-column table:style-name="co10" table:default-cell-style-name="ce10"/>
        <table:table-row table:style-name="ro1">
          <table:table-cell table:style-name="ce13" office:value-type="string" calcext:value-type="string">
            <text:p>Organisations</text:p>
          </table:table-cell>
          <table:table-cell table:style-name="ce9" office:value-type="string" calcext:value-type="string">
            <text:p>Websites</text:p>
          </table:table-cell>
        </table:table-row>
        <table:table-row table:style-name="ro1">
          <table:table-cell office:value-type="string" calcext:value-type="string">
            <text:p>Irish Mathematical Society</text:p>
          </table:table-cell>
          <table:table-cell office:value-type="string" calcext:value-type="string">
            <text:p><text:a xlink:href="http://irishmathsoc.org/" xlink:type="simple">http://irishmathsoc.org/</text:a>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string" calcext:value-type="string">
            <text:p><text:a xlink:href="https://www.sciencedirect.com/" xlink:type="simple">https://www.sciencedirect.com/</text:a></text:p>
          </table:table-cell>
        </table:table-row>
        <table:table-row table:style-name="ro1"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scholar.google.com/" xlink:type="simple">https://scholar.google.com/</text:a></text:p>
          </table:table-cell>
        </table:table-row>
        <table:table-row table:style-name="ro1">
          <table:table-cell office:value-type="string" calcext:value-type="string">
            <text:p>Research Gate</text:p>
          </table:table-cell>
          <table:table-cell office:value-type="string" calcext:value-type="string">
            <text:p><text:a xlink:href="https://www.researchgate.net/" xlink:type="simple">https://www.researchgate.net/</text:a>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office:value-type="string" calcext:value-type="string">
            <text:p><text:a xlink:href="https://arxiv.org/" xlink:type="simple">https://arxiv.org/</text:a></text:p>
          </table:table-cell>
        </table:table-row>
        <table:table-row table:style-name="ro1">
          <table:table-cell office:value-type="string" calcext:value-type="string">
            <text:p>The On-Line Encyclopedia of Integer Sequences</text:p>
          </table:table-cell>
          <table:table-cell office:value-type="string" calcext:value-type="string">
            <text:p><text:a xlink:href="https://oeis.org/" xlink:type="simple">https://oeis.org/</text:a></text:p>
          </table:table-cell>
        </table:table-row>
        <table:table-row table:style-name="ro1">
          <table:table-cell office:value-type="string" calcext:value-type="string">
            <text:p>Numbers aplenty</text:p>
          </table:table-cell>
          <table:table-cell office:value-type="string" calcext:value-type="string">
            <text:p><text:a xlink:href="https://www.numbersaplenty.com/" xlink:type="simple">https://www.numbersaplenty.com/</text:a></text:p>
          </table:table-cell>
        </table:table-row>
        <table:table-row table:style-name="ro1">
          <table:table-cell table:style-name="ce7" office:value-type="string" calcext:value-type="string">
            <text:p>Mathworld Wolfram</text:p>
          </table:table-cell>
          <table:table-cell table:style-name="ce11" office:value-type="string" calcext:value-type="string">
            <text:p><text:a xlink:href="https://mathworld.wolfram.com/" xlink:type="simple">https://mathworld.wolfram.com/</text:a></text:p>
          </table:table-cell>
        </table:table-row>
        <table:table-row table:style-name="ro1">
          <table:table-cell table:style-name="ce7" office:value-type="string" calcext:value-type="string">
            <text:p>Institute for Advanced Study</text:p>
          </table:table-cell>
          <table:table-cell table:style-name="ce11" office:value-type="string" calcext:value-type="string">
            <text:p><text:a xlink:href="https://www.ias.edu/" xlink:type="simple">https://www.ias.edu/</text:a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Bloggers</text:p>
          </table:table-cell>
          <table:table-cell table:style-name="ce5" office:value-type="string" calcext:value-type="string">
            <text:p>Blogs</text:p>
          </table:table-cell>
        </table:table-row>
        <table:table-row table:style-name="ro1">
          <table:table-cell table:style-name="ce8" office:value-type="string" calcext:value-type="string">
            <text:p>Tai-Danae Bradley</text:p>
          </table:table-cell>
          <table:table-cell table:style-name="ce12" office:value-type="string" calcext:value-type="string">
            <text:p><text:a xlink:href="https://www.math3ma.com/" xlink:type="simple">https://www.math3ma.com/</text:a></text:p>
          </table:table-cell>
        </table:table-row>
        <table:table-row table:style-name="ro1">
          <table:table-cell office:value-type="string" calcext:value-type="string">
            <text:p>Alexander Bogomolny </text:p>
          </table:table-cell>
          <table:table-cell office:value-type="string" calcext:value-type="string">
            <text:p><text:a xlink:href="http://www.cut-the-knot.org/" xlink:type="simple">http://www.cut-the-knot.org/</text:a></text:p>
          </table:table-cell>
        </table:table-row>
        <table:table-row table:style-name="ro1">
          <table:table-cell office:value-type="string" calcext:value-type="string">
            <text:p>Maria Santos</text:p>
          </table:table-cell>
          <table:table-cell office:value-type="string" calcext:value-type="string">
            <text:p><text:a xlink:href="https://mariascrs.github.io/" xlink:type="simple">https://mariascrs.github.io/</text:a></text:p>
          </table:table-cell>
        </table:table-row>
        <table:table-row table:style-name="ro1">
          <table:table-cell table:style-name="ce7" office:value-type="string" calcext:value-type="string">
            <text:p>Terry Tao</text:p>
          </table:table-cell>
          <table:table-cell table:style-name="ce11" office:value-type="string" calcext:value-type="string">
            <text:p><text:a xlink:href="https://terrytao.wordpress.com/" xlink:type="simple">https://terrytao.wordpress.com/</text:a></text:p>
          </table:table-cell>
        </table:table-row>
      </table:table>
      <table:table table:name="Mathematicians" table:style-name="ta1">
        <table:table-column table:style-name="co11" table:default-cell-style-name="Default"/>
        <table:table-column table:style-name="co8" table:default-cell-style-name="ce21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Field / Sub Field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EIS</text:p>
          </table:table-cell>
          <table:table-cell office:value-type="string" calcext:value-type="string">
            <text:p>Numberphile</text:p>
          </table:table-cell>
        </table:table-row>
        <table:table-row table:style-name="ro1">
          <table:table-cell office:value-type="string" calcext:value-type="string">
            <text:p><text:a xlink:href="https://en.wikipedia.org/wiki/Anatoly_Karatsuba" xlink:type="simple">Anatoly Karatsuba</text:a></text:p>
          </table:table-cell>
          <table:table-cell office:value-type="string" calcext:value-type="string">
            <text:p>Russi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nalytic number theory, p-adic numbers and Dirichlet ser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Friedrich_Gauss" xlink:type="simple">Johann Carl Friedrich Gauss</text:a></text:p>
          </table:table-cell>
          <table:table-cell office:value-type="string" calcext:value-type="string">
            <text:p>German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many fields in mathematics and science – Elliptic functions &amp; Euclid’s Geometry</text:p>
          </table:table-cell>
          <table:table-cell office:value-type="string" calcext:value-type="string">
            <text:p>Gauss Summation 1 to 100</text:p>
          </table:table-cell>
          <table:table-cell/>
          <table:table-cell office:value-type="string" calcext:value-type="string">
            <text:p><text:a xlink:href="https://www.youtube.com/watch?v=Dd81F6-Ar_0" xlink:type="simple">One to One Mill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rinivasa_Ramanujan" xlink:type="simple">Srinivasa Ramanujan</text:a></text:p>
          </table:table-cell>
          <table:table-cell office:value-type="string" calcext:value-type="string">
            <text:p>Indian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Mathematical analysis, number theory, infinite series &amp; continued fractions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<text:span text:style-name="T2"><text:a xlink:href="https://oeis.org/A000041" xlink:type="simple">A000041</text:a></text:span><text:span text:style-name="T2"> / </text:span><text:span text:style-name="T2"><text:a xlink:href="https://oeis.org/A016897" xlink:type="simple">A016897</text:a></text:span></text:p>
          </table:table-cell>
          <table:table-cell office:value-type="string" calcext:value-type="string">
            <text:p><text:a xlink:href="https://www.youtube.com/watch?v=NjCIq58rZ8I" xlink:type="simple">Parti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fried_Wilhelm_Leibniz" xlink:type="simple">Gottfried Wilhelm Leibniz</text:a></text:p>
          </table:table-cell>
          <table:table-cell office:value-type="string" calcext:value-type="string">
            <text:p>Germa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Differential and integral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Leonhard_Euler" xlink:type="simple">Leonhard Euler</text:a></text:p>
          </table:table-cell>
          <table:table-cell office:value-type="string" calcext:value-type="string">
            <text:p>Swiss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Topology, analytic number theory, complex analysis, and infinitesimal calculus</text:p>
          </table:table-cell>
          <table:table-cell office:value-type="string" calcext:value-type="string">
            <text:p>Seven Bridges 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Isaac_Newton" xlink:type="simple">Isaac Newton</text:a></text:p>
          </table:table-cell>
          <table:table-cell office:value-type="string" calcext:value-type="string">
            <text:p>English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For optics and developing the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_Taylor" xlink:type="simple">Brook Taylor</text:a></text:p>
          </table:table-cell>
          <table:table-cell office:value-type="string" calcext:value-type="string">
            <text:p>English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mathematical analysis</text:p>
          </table:table-cell>
          <table:table-cell office:value-type="string" calcext:value-type="string">
            <text:p>Taylor's theorem and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avid_Hilbert" xlink:type="simple">David Hilbert</text:a></text:p>
          </table:table-cell>
          <table:table-cell office:value-type="string" calcext:value-type="string">
            <text:p>German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many areas, including invariant theory, the 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rence_Tao" xlink:type="simple">Terence Chi-Shen Tao</text:a></text:p>
          </table:table-cell>
          <table:table-cell office:value-type="string" calcext:value-type="string">
            <text:p>Australian-America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cludes topics in harmonic analysis &amp; analytic number theory</text:p>
          </table:table-cell>
          <table:table-cell office:value-type="string" calcext:value-type="string">
            <text:p><text:a xlink:href="http://terrytao.wordpress.com/" xlink:type="simple">http://terrytao.wordpres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ndrew_Wiles" xlink:type="simple">Andrew Wiles</text:a></text:p>
          </table:table-cell>
          <table:table-cell office:value-type="string" calcext:value-type="string">
            <text:p>Englis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in_Maclaurin" xlink:type="simple">Colin Maclaurin</text:a></text:p>
          </table:table-cell>
          <table:table-cell office:value-type="string" calcext:value-type="string">
            <text:p>Scottish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geometry and algebra</text:p>
          </table:table-cell>
          <table:table-cell office:value-type="string" calcext:value-type="string">
            <text:p>The Maclaurin series, a special case of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Gregory_(mathematician)" xlink:type="simple">James Gregory</text:a></text:p>
          </table:table-cell>
          <table:table-cell office:value-type="string" calcext:value-type="string">
            <text:p>Scottish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trigonometry, discovering infinit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Barrow" xlink:type="simple">Isaac Barrow</text:a></text:p>
          </table:table-cell>
          <table:table-cell office:value-type="string" calcext:value-type="string">
            <text:p>English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éon_Denis_Poisson" xlink:type="simple">Siméon Denis Poisson</text:a></text:p>
          </table:table-cell>
          <table:table-cell office:value-type="string" calcext:value-type="string">
            <text:p>French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Poisson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olas_Bourbaki" xlink:type="simple">Nicolas Bourbaki</text:a></text:p>
          </table:table-cell>
          <table:table-cell office:value-type="string" calcext:value-type="string">
            <text:p>French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llective pseudonym - <text:s/>(Elements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-Simon_Laplace" xlink:type="simple">Pierre-Simon Laplace</text:a></text:p>
          </table:table-cell>
          <table:table-cell office:value-type="string" calcext:value-type="string">
            <text:p>French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engineering, mathematics, statistics, physics, astronomy, and philosophy. </text:p>
          </table:table-cell>
          <table:table-cell office:value-type="string" calcext:value-type="string">
            <text:p>Laplace formulated Laplace's equation, and pioneered the Laplace 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hn_Forbes_Nash_Jr." xlink:type="simple">John Forbes Nash Jr.</text:a></text:p>
          </table:table-cell>
          <table:table-cell office:value-type="string" calcext:value-type="string">
            <text:p>American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ame theory, differential geometry, and the study of partial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katiesteckles.co.uk/" xlink:type="simple">Katie Steckles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thematics (topology/pure mat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_Einstein" xlink:type="simple">Albert Einstein</text:a></text:p>
          </table:table-cell>
          <table:table-cell office:value-type="string" calcext:value-type="string">
            <text:p>German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heoretical physic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as" xlink:type="simple">Pythagoras of Samo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570 BC</text:p>
          </table:table-cell>
          <table:table-cell office:value-type="string" calcext:value-type="string">
            <text:p>Many areas</text:p>
          </table:table-cell>
          <table:table-cell office:value-type="string" calcext:value-type="string">
            <text:p>Pythagorean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ryabhata" xlink:type="simple">Aryabhata</text:a></text:p>
          </table:table-cell>
          <table:table-cell office:value-type="string" calcext:value-type="string">
            <text:p>India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rigonometry, Indeterminate equations and Alge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chimedes" xlink:type="simple">Archimede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287 BC</text:p>
          </table:table-cell>
          <table:table-cell office:value-type="string" calcext:value-type="string">
            <text:p>Method of exhaustion, The infinite series and Myriad of myri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" xlink:type="simple">Euclid of Alexandria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325 BC</text:p>
          </table:table-cell>
          <table:table-cell office:value-type="string" calcext:value-type="string">
            <text:p>Father of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Gustav_Jacob_Jacobi" xlink:type="simple">Carl Gustav Jacob Jacobi</text:a></text:p>
          </table:table-cell>
          <table:table-cell office:value-type="string" calcext:value-type="string">
            <text:p>German</text:p>
          </table:table-cell>
          <table:table-cell office:value-type="float" office:value="1804" calcext:value-type="float">
            <text:p>1804</text:p>
          </table:table-cell>
          <table:table-cell table:style-name="ce25" office:value-type="string" calcext:value-type="string">
            <text:p>Elliptic functions, dynamics, differential equations, determinants, and 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khael_Gromov_(mathematician)" xlink:type="simple">Mikhael Leonidovich Gromov</text:a></text:p>
          </table:table-cell>
          <table:table-cell office:value-type="string" calcext:value-type="string">
            <text:p>Russia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Geometry, analysis and 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en_Uhlenbeck" xlink:type="simple">Karen Keskulla Uhlenbeck</text:a></text:p>
          </table:table-cell>
          <table:table-cell office:value-type="string" calcext:value-type="string">
            <text:p>American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Founder of modern geometric analysis &amp; geometric partial differential equations, gauge theory, and integrable systems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cholze" xlink:type="simple">Peter Scholze</text:a></text:p>
          </table:table-cell>
          <table:table-cell office:value-type="string" calcext:value-type="string">
            <text:p>Germa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rithmetic geometry such as p-adic geometry and its applica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gori_Perelman" xlink:type="simple">Grigori Yakovlevich Perelman</text:a></text:p>
          </table:table-cell>
          <table:table-cell office:value-type="string" calcext:value-type="string">
            <text:p>Russia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Geometric analysis, Riemannian geometry, and geometric topology.</text:p>
          </table:table-cell>
          <table:table-cell office:value-type="string" calcext:value-type="string">
            <text:p>Proff of Poincaré conje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Clerk_Maxwell" xlink:type="simple">James Clerk Maxwell</text:a></text:p>
          </table:table-cell>
          <table:table-cell office:value-type="string" calcext:value-type="string">
            <text:p>Scottish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Electromagnetism &amp; coupled partial differential equations </text:p>
          </table:table-cell>
          <table:table-cell office:value-type="string" calcext:value-type="string">
            <text:p>Maxwell's equations for electromagnet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seph-Louis_Lagrange" xlink:type="simple">Joseph-Louis Lagrange</text:a></text:p>
          </table:table-cell>
          <table:table-cell office:value-type="string" calcext:value-type="string">
            <text:p>Italian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Algebra, Number theory and Other mathematical work</text:p>
          </table:table-cell>
          <table:table-cell office:value-type="string" calcext:value-type="string">
            <text:p>Lagrangian mechan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ael_Faraday" xlink:type="simple">Michael Faraday</text:a></text:p>
          </table:table-cell>
          <table:table-cell office:value-type="string" calcext:value-type="string">
            <text:p>English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Electromagnetic induction, diamagnetism and electrolysi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Henry" xlink:type="simple">Joseph Henry</text:a></text:p>
          </table:table-cell>
          <table:table-cell office:value-type="string" calcext:value-type="string">
            <text:p>American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Electromagnetic</text:p>
          </table:table-cell>
          <table:table-cell office:value-type="string" calcext:value-type="string">
            <text:p><text:s/>The SI unit of inductance, the Hen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Oliver_Heaviside" xlink:type="simple">Oliver Heaviside</text:a></text:p>
          </table:table-cell>
          <table:table-cell office:value-type="string" calcext:value-type="string">
            <text:p>English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rought complex numbers to circuit analysis,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Planck" xlink:type="simple">Max Karl Ernst Ludwig Planck</text:a></text:p>
          </table:table-cell>
          <table:table-cell office:value-type="string" calcext:value-type="string">
            <text:p>German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echanics, studying the diffusion, but transferred to theoretical physic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kola_Tesla" xlink:type="simple">Nikola Tesla</text:a></text:p>
          </table:table-cell>
          <table:table-cell office:value-type="string" calcext:value-type="string">
            <text:p>Serbian-American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Design of the modern alternating current (AC) electricity supply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y_Ford" xlink:type="simple">Henry Ford</text:a></text:p>
          </table:table-cell>
          <table:table-cell office:value-type="string" calcext:value-type="string">
            <text:p>American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as_Edison" xlink:type="simple">Thomas Alva Edison</text:a></text:p>
          </table:table-cell>
          <table:table-cell office:value-type="string" calcext:value-type="string">
            <text:p>American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Electric power generation, mass communication, sound recording, and motion pic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_Feynman" xlink:type="simple">Richard Phillips Feynma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Quantum electrodynam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glielmo_Marconi" xlink:type="simple">Guglielmo Giovanni Maria Marconi</text:a></text:p>
          </table:table-cell>
          <table:table-cell office:value-type="string" calcext:value-type="string">
            <text:p>Italian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long-distance radio transmission, Marconi's law, and a radio telegraph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mil_Lenz" xlink:type="simple">Heinrich Friedrich Emil Lenz</text:a></text:p>
          </table:table-cell>
          <table:table-cell office:value-type="string" calcext:value-type="string">
            <text:p>Russian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Lenz's law in electrodynamics in 1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on_Musk" xlink:type="simple">Elon Musk</text:a></text:p>
          </table:table-cell>
          <table:table-cell office:value-type="string" calcext:value-type="string">
            <text:p>South African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nz_Ernst_Neumann" xlink:type="simple">Franz Ernst Neumann</text:a></text:p>
          </table:table-cell>
          <table:table-cell office:value-type="string" calcext:value-type="string">
            <text:p>Germa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Neumann's Law, Kopp-Neumann law, Neumann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liam_Thomson,_1st_Baron_Kelvin" xlink:type="simple">William Thomson Kelvin</text:a></text:p>
          </table:table-cell>
          <table:table-cell office:value-type="string" calcext:value-type="string">
            <text:p>British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units of kelvin in his hon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r_George_Stokes,_1st_Baronet" xlink:type="simple">Sir George Gabriel Stokes</text:a></text:p>
          </table:table-cell>
          <table:table-cell office:value-type="string" calcext:value-type="string">
            <text:p>Irish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"Stokes' theorem" in vector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ge_von_Koch" xlink:type="simple">Helge von Koch</text:a></text:p>
          </table:table-cell>
          <table:table-cell office:value-type="string" calcext:value-type="string">
            <text:p>Swedish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amous fractal known as the Koch snowf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Lebesgue" xlink:type="simple">Henri Léon Lebesgue</text:a></text:p>
          </table:table-cell>
          <table:table-cell office:value-type="string" calcext:value-type="string">
            <text:p>French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Theory of integ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hard_Riemann" xlink:type="simple">Bernhard Riemann</text:a></text:p>
          </table:table-cell>
          <table:table-cell office:value-type="string" calcext:value-type="string">
            <text:p>German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Geometry &amp; Riemann integral, and his work on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Gustav_Lejeune_Dirichlet" xlink:type="simple">Peter Gustav Lejeune Dirichlet</text:a></text:p>
          </table:table-cell>
          <table:table-cell office:value-type="string" calcext:value-type="string">
            <text:p>German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analytic number theory, theory of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Fourier" xlink:type="simple">Jean-Baptiste Joseph Fourier</text:a></text:p>
          </table:table-cell>
          <table:table-cell office:value-type="string" calcext:value-type="string">
            <text:p>French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urier series, which eventually developed into Fourier analysis and harmonic analysis</text:p>
          </table:table-cell>
          <table:table-cell office:value-type="string" calcext:value-type="string">
            <text:p>Sound waves (MP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Camille_Jordan" xlink:type="simple">Marie Ennemond Camille Jordan</text:a></text:p>
          </table:table-cell>
          <table:table-cell office:value-type="string" calcext:value-type="string">
            <text:p>French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e_Green_(mathematician)" xlink:type="simple">George Green</text:a></text:p>
          </table:table-cell>
          <table:table-cell office:value-type="string" calcext:value-type="string">
            <text:p>British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Green's theorem &amp; Green's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drik_Lorentz" xlink:type="simple">Hendrik Antoon Lorentz</text:a></text:p>
          </table:table-cell>
          <table:table-cell office:value-type="string" calcext:value-type="string">
            <text:p>Dutch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Lorentz and general relati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mes" xlink:type="simple">Ahmes</text:a>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1680 BC</text:p>
          </table:table-cell>
          <table:table-cell office:value-type="string" calcext:value-type="string">
            <text:p>Transcribed the Rhind Papyrus and first mathematician to use fra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to" xlink:type="simple">Plato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428 BC</text:p>
          </table:table-cell>
          <table:table-cell office:value-type="string" calcext:value-type="string">
            <text:p>Number theory and "logistic", now called arithmetic</text:p>
          </table:table-cell>
          <table:table-cell office:value-type="string" calcext:value-type="string">
            <text:p><text:a xlink:href="https://en.wikipedia.org/wiki/Platonic_solid" xlink:type="simple">Platonic soli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Qin_Jiushao" xlink:type="simple">Qin Jiushao</text:a></text:p>
          </table:table-cell>
          <table:table-cell office:value-type="string" calcext:value-type="string">
            <text:p>Chinese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Chinese remainder theorem &amp; cubic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" xlink:type="simple">Brahmagupta</text:a></text:p>
          </table:table-cell>
          <table:table-cell office:value-type="string" calcext:value-type="string">
            <text:p>Indian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lgebra, Arthmetic and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hāskara_II" xlink:type="simple">Bhāskara II</text:a></text:p>
          </table:table-cell>
          <table:table-cell office:value-type="string" calcext:value-type="string">
            <text:p>Indian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lgebra, Arthmetic, Geometry and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_de_Fermat" xlink:type="simple">Pierre de Fermat</text:a></text:p>
          </table:table-cell>
          <table:table-cell office:value-type="string" calcext:value-type="string">
            <text:p>French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infinitesimal calculus, <text:s/>Fermat's Last Theorem in number theory,Little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dhava_of_Sangamagrama" xlink:type="simple">Mādhava of Sangamagrāma</text:a></text:p>
          </table:table-cell>
          <table:table-cell office:value-type="string" calcext:value-type="string">
            <text:p>Indian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Infinite series, Trigonometry, The value of π (pi) and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uhammad_ibn_Musa_al-Khwarizmi" xlink:type="simple">Muhammad ibn Musa al-Khwarizmi</text:a></text:p>
          </table:table-cell>
          <table:table-cell office:value-type="string" calcext:value-type="string">
            <text:p>Khwarez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lgebra, <text:s/>Arithmetic and Trigon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mar_Khayyam" xlink:type="simple">Omar Khayyam</text:a></text:p>
          </table:table-cell>
          <table:table-cell office:value-type="string" calcext:value-type="string">
            <text:p>Iranian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inomial theorem and extraction of roo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bonacci" xlink:type="simple">Fibonacci Leonardo of Pisa</text:a></text:p>
          </table:table-cell>
          <table:table-cell office:value-type="string" calcext:value-type="string">
            <text:p>Italian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Fibonacci sequence</text:p>
          </table:table-cell>
          <table:table-cell office:value-type="string" calcext:value-type="string">
            <text:p>Fibonacci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colò_Fontana_Tartaglia" xlink:type="simple">Niccolò Fontana Tartaglia</text:a></text:p>
          </table:table-cell>
          <table:table-cell office:value-type="string" calcext:value-type="string">
            <text:p>Italian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Tartaglia's triangle, Solution to cubic equations and Volume of a tetrahed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olamo_Cardano" xlink:type="simple">Gerolamo Cardano</text:a></text:p>
          </table:table-cell>
          <table:table-cell office:value-type="string" calcext:value-type="string">
            <text:p>French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ano's formula &amp; quartic equation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ipione_del_Ferro" xlink:type="simple">Scipione del Ferro</text:a></text:p>
          </table:table-cell>
          <table:table-cell office:value-type="string" calcext:value-type="string">
            <text:p>Italian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Solved the depressed cubic equ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dovico_Ferrari" xlink:type="simple">Lodovico Ferrari</text:a></text:p>
          </table:table-cell>
          <table:table-cell office:value-type="string" calcext:value-type="string">
            <text:p>Italian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Cardano–Tartaglia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o_della_Francesca" xlink:type="simple">Piero della Francesca</text:a></text:p>
          </table:table-cell>
          <table:table-cell office:value-type="string" calcext:value-type="string">
            <text:p>Italian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ithmetic, algebra,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né_Descartes" xlink:type="simple">René Descartes</text:a></text:p>
          </table:table-cell>
          <table:table-cell office:value-type="string" calcext:value-type="string">
            <text:p>French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Cartesian or analyt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in_Mersenne" xlink:type="simple">Marin Mersenne</text:a></text:p>
          </table:table-cell>
          <table:table-cell office:value-type="string" calcext:value-type="string">
            <text:p>French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Number Theory – Mersenne prime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ann_Bernoulli" xlink:type="simple">Johann Bernoulli</text:a></text:p>
          </table:table-cell>
          <table:table-cell office:value-type="string" calcext:value-type="string">
            <text:p>Swiss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Infinitesimal calculus and educating Leonhard Eu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_Bernoulli" xlink:type="simple">Jacob Bernoulli</text:a></text:p>
          </table:table-cell>
          <table:table-cell office:value-type="string" calcext:value-type="string">
            <text:p>Swiss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ános_Bolyai" xlink:type="simple">János Bolyai</text:a></text:p>
          </table:table-cell>
          <table:table-cell office:value-type="string" calcext:value-type="string">
            <text:p>Hungarian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Euclidean geometry <text:s/>&amp; Hyperbol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_Cantor" xlink:type="simple">Georg Cantor</text:a></text:p>
          </table:table-cell>
          <table:table-cell office:value-type="string" calcext:value-type="string">
            <text:p>German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Number theory, trigonometric series and ordinals &amp; Set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Poincaré" xlink:type="simple">Henri Poincaré</text:a></text:p>
          </table:table-cell>
          <table:table-cell office:value-type="string" calcext:value-type="string">
            <text:p>French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Pure and applied mathematics, mathematical physics, and celestial mechanics</text:p>
          </table:table-cell>
          <table:table-cell office:value-type="string" calcext:value-type="string">
            <text:p>modern chaos the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Kurt_Gödel" xlink:type="simple">Kurt Gödel</text:a></text:p>
          </table:table-cell>
          <table:table-cell office:value-type="string" calcext:value-type="string">
            <text:p>Austrian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Lsogic and set theory </text:p>
          </table:table-cell>
          <table:table-cell office:value-type="string" calcext:value-type="string">
            <text:p>First incompleteness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Hermann_Weyl" xlink:type="simple">Hermann Weyl</text:a></text:p>
          </table:table-cell>
          <table:table-cell office:value-type="string" calcext:value-type="string">
            <text:p>German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<text:s/>Distribution of eigenvalues, Geometric foundations of manifolds and phys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von_Neumann" xlink:type="simple">John von Neumann</text:a></text:p>
          </table:table-cell>
          <table:table-cell office:value-type="string" calcext:value-type="string">
            <text:p>Hungarian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Set theory, Ergodic theory, Operator theory &amp; Game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ul_Cohen" xlink:type="simple">Paul Cohen</text:a></text:p>
          </table:table-cell>
          <table:table-cell office:value-type="string" calcext:value-type="string">
            <text:p>American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ntinuum hypo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arnak" xlink:type="simple">Peter Sarnak</text:a></text:p>
          </table:table-cell>
          <table:table-cell office:value-type="string" calcext:value-type="string">
            <text:p>South Afric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 to Ramanujan graphs, with connections to combinatorics &amp; computer science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fya_Kovalevskaya" xlink:type="simple">Sofya Kovalevskaya</text:a></text:p>
          </table:table-cell>
          <table:table-cell office:value-type="string" calcext:value-type="string">
            <text:p>Russian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nalysis, partial differential equations and mecha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lia_Robinson" xlink:type="simple">Julia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Computability theory &amp; computational complexity theory—most notably in decision problems.</text:p>
          </table:table-cell>
          <table:table-cell office:value-type="string" calcext:value-type="string">
            <text:p>Robinson was elected the first female president of the American Mathematical Soc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Raphael_M._Robinson" xlink:type="simple">Raphael M.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Complex analysis, was titled Some results in the theory of Schlicht fun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Yuri_Matiyasevich" xlink:type="simple">Yuri Matiyasevich</text:a></text:p>
          </table:table-cell>
          <table:table-cell office:value-type="string" calcext:value-type="string">
            <text:p>Russian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Hilbert's tenth problem - MRDP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Évariste_Galois" xlink:type="simple">Évariste Galois</text:a></text:p>
          </table:table-cell>
          <table:table-cell office:value-type="string" calcext:value-type="string">
            <text:p>French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Galois theory and group theory, abstract algebra, and the subfield of Galois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é_Weil" xlink:type="simple">André Weil</text:a></text:p>
          </table:table-cell>
          <table:table-cell office:value-type="string" calcext:value-type="string">
            <text:p>French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umber theory and algebra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herine_Johnson" xlink:type="simple">Katherine Johnso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rbital mechanics &amp; Astro Dynamics</text:p>
          </table:table-cell>
          <table:table-cell table:number-columns-repeated="3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jecture" table:style-name="ta1">
        <table:table-column table:style-name="co3" table:default-cell-style-name="Default"/>
        <table:table-row table:style-name="ro1">
          <table:table-cell/>
        </table:table-row>
      </table:table>
      <table:table table:name="Definition" table:style-name="ta1">
        <table:table-column table:style-name="co3" table:default-cell-style-name="Default"/>
        <table:table-row table:style-name="ro1">
          <table:table-cell office:value-type="string" calcext:value-type="string">
            <text:p>Notation</text:p>
          </table:table-cell>
        </table:table-row>
      </table:table>
      <table:table table:name="Formulas" table:style-name="ta1"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Quadratic </text:p>
          </table:table-cell>
          <table:table-cell office:value-type="string" calcext:value-type="string">
            <text:p>Leibinz Series</text:p>
          </table:table-cell>
        </table:table-row>
      </table:table>
      <table:table table:name="History" table:style-name="ta1">
        <table:table-column table:style-name="co17" table:default-cell-style-name="Default"/>
        <table:table-row table:style-name="ro1">
          <table:table-cell office:value-type="string" calcext:value-type="string">
            <text:p><text:a xlink:href="https://en.wikipedia.org/wiki/Timeline_of_mathematics" xlink:type="simple">Timeline of mathematics</text:a></text:p>
          </table:table-cell>
        </table:table-row>
      </table:table>
      <table:named-expressions/>
      <table:database-ranges>
        <table:database-range table:name="__Anonymous_Sheet_DB__0" table:target-range-address="Theorems.A1:Theorems.E264">
          <table:sort>
            <table:sort-by table:field-number="0" table:data-type="automatic"/>
          </table:sort>
        </table:database-range>
        <table:database-range table:name="__Anonymous_Sheet_DB__3" table:target-range-address="Mathematicians.A1:Mathematicians.G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/00/0000</text:date>, <text:time style:data-style-name="N2" text:time-value="15:28:04.6286386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53:29.896095414</meta:creation-date>
    <dc:date>2021-07-25T15:49:21.579062149</dc:date>
    <meta:editing-duration>PT11H51M58S</meta:editing-duration>
    <meta:editing-cycles>320</meta:editing-cycles>
    <meta:generator>LibreOffice/7.1.3.2$Linux_X86_64 LibreOffice_project/10$Build-2</meta:generator>
    <meta:document-statistic meta:table-count="8" meta:cell-count="1982" meta:object-count="0"/>
  </office:meta>
</office:document-meta>
</file>